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5F000005A4BE89D41AE5169D1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5.7cm" svg:height="19.666cm" draw:z-index="0"><draw:image xlink:href="Pictures/100000000000075F000005A4BE89D41AE5169D14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14:42:48.848000000</meta:creation-date>
    <meta:editing-duration>P0D</meta:editing-duration>
    <meta:editing-cycles>1</meta:editing-cycles>
    <meta:document-statistic meta:table-count="0" meta:image-count="1" meta:object-count="0" meta:page-count="3" meta:paragraph-count="0" meta:word-count="0" meta:character-count="0" meta:non-whitespace-character-count="0"/>
    <meta:generator>LibreOffice/7.1.8.1$Windows_X86_64 LibreOffice_project/e1f30c802c3269a1d052614453f260e49458c82c</meta:generator>
  </office:meta>
</office:document-meta>
</file>